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4347" officeooo:paragraph-rsid="00194347"/>
    </style:style>
    <style:style style:name="P2" style:family="paragraph" style:parent-style-name="Header">
      <style:text-properties fo:font-size="8pt" officeooo:rsid="00194347" officeooo:paragraph-rsid="00194347"/>
    </style:style>
    <style:style style:name="P3" style:family="paragraph" style:parent-style-name="Standard">
      <style:text-properties fo:font-size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@charset "UTF-8";</text:p>
      <text:p text:style-name="P3">&lt;style&gt;</text:p>
      <text:p text:style-name="P3">@import url('https://fonts.googleapis.com/css2?family=Titillium+Web:ital,wght@0,200;0,300;0,400;0,600;0,700;0,900;1,200;1,300;1,400;1,600;1,700&amp;display=swap');</text:p>
      <text:p text:style-name="P3">&lt;/style&gt;</text:p>
      <text:p text:style-name="P3">@font-face {</text:p>
      <text:p text:style-name="P3"><text:s text:c="4"/>font-family:'FonteLogo';</text:p>
      <text:p text:style-name="P3"><text:s text:c="4"/>src: url("../_fonts/bubblegum-sans-regular.otf") ;</text:p>
      <text:p text:style-name="P3">}</text:p>
      <text:p text:style-name="P3"/>
      <text:p text:style-name="P3">body {</text:p>
      <text:p text:style-name="P3"><text:s text:c="4"/>font-family: Arial, sans-serif;</text:p>
      <text:p text:style-name="P3"><text:s text:c="4"/>background-color: #dddddd;</text:p>
      <text:p text:style-name="P3"><text:s text:c="4"/>color: rgba(0, 0, 0, 1);</text:p>
      <text:p text:style-name="P3">}</text:p>
      <text:p text:style-name="P3"/>
      <text:p text:style-name="P3">div#interface {</text:p>
      <text:p text:style-name="P3"><text:s text:c="4"/>width: 900px;</text:p>
      <text:p text:style-name="P3"><text:s text:c="4"/>background-color: #ffffff;</text:p>
      <text:p text:style-name="P3"><text:s text:c="4"/>margin: -20px auto 0px auto;</text:p>
      <text:p text:style-name="P3"><text:s text:c="4"/>box-shadow: 0px 0px 10px rgba(0, 0, 0, .5);</text:p>
      <text:p text:style-name="P3"><text:s text:c="4"/>padding: 10px;</text:p>
      <text:p text:style-name="P3">}</text:p>
      <text:p text:style-name="P3"/>
      <text:p text:style-name="P3">p {</text:p>
      <text:p text:style-name="P3"><text:s text:c="4"/>text-align: justify;</text:p>
      <text:p text:style-name="P3"><text:s text:c="4"/>text-indent: 50px;</text:p>
      <text:p text:style-name="P3">}</text:p>
      <text:p text:style-name="P3"/>
      <text:p text:style-name="P3">a {</text:p>
      <text:p text:style-name="P3"><text:s text:c="4"/>color: #606060;</text:p>
      <text:p text:style-name="P3"><text:s text:c="4"/>text-decoration: none;</text:p>
      <text:p text:style-name="P3">}</text:p>
      <text:p text:style-name="P3"/>
      <text:p text:style-name="P3">a:hover {</text:p>
      <text:p text:style-name="P3"><text:s text:c="3"/>text-decoration: underline;</text:p>
      <text:p text:style-name="P3">}</text:p>
      <text:p text:style-name="P3">header#cabecalho img#icone {</text:p>
      <text:p text:style-name="P3"><text:s text:c="4"/>position: absolute;</text:p>
      <text:p text:style-name="P3"><text:s text:c="4"/>left: 960px;</text:p>
      <text:p text:style-name="P3"><text:s text:c="4"/>top: 65px;</text:p>
      <text:p text:style-name="P3">}</text:p>
      <text:p text:style-name="P3"/>
      <text:p text:style-name="P3">header#cabecalho {</text:p>
      <text:p text:style-name="P3"><text:s text:c="4"/>border-bottom: 1px #606060 solid;</text:p>
      <text:p text:style-name="P3"><text:s text:c="4"/>height: 150px;</text:p>
      <text:p text:style-name="P3"><text:s text:c="4"/>background: url("../_imagens/glass-logo-peq.jpg") no-repeat 0px 80px;</text:p>
      <text:p text:style-name="P3"><text:s text:c="4"/>}</text:p>
      <text:p text:style-name="P3"/>
      <text:p text:style-name="P3">header#cabecalho h1 {</text:p>
      <text:p text:style-name="P3"><text:s text:c="4"/>font-family: 'FonteLogo', sans-serif;</text:p>
      <text:p text:style-name="P3"><text:s text:c="4"/>font-size: 30pt;</text:p>
      <text:p text:style-name="P3"><text:s text:c="4"/>color: #606060;</text:p>
      <text:p text:style-name="P3"><text:s text:c="4"/>text-shadow: 1px 1px 1px rgba(0,0,0,.6);</text:p>
      <text:p text:style-name="P3"><text:s text:c="4"/>padding: 0px;</text:p>
      <text:p text:style-name="P3"><text:s text:c="4"/>margin-bottom: 0px;</text:p>
      <text:p text:style-name="P3">} <text:s text:c="3"/></text:p>
      <text:p text:style-name="P3"/>
      <text:p text:style-name="P3">header#cabecalho h2 {</text:p>
      <text:p text:style-name="P3"><text:s text:c="4"/>font-family: "Titillium Web", sans-serif;</text:p>
      <text:p text:style-name="P3"><text:s text:c="4"/>font-size: 15pt;</text:p>
      <text:p text:style-name="P3"><text:s text:c="4"/>color: #888888;</text:p>
      <text:p text:style-name="P3"><text:s text:c="4"/>padding: 0px;</text:p>
      <text:p text:style-name="P3"><text:s text:c="4"/>margin-top: 0px;</text:p>
      <text:p text:style-name="P3">}</text:p>
      <text:p text:style-name="P3"/>
      <text:p text:style-name="P3">/* Formatação de imagens com legendas */</text:p>
      <text:p text:style-name="P3"/>
      <text:p text:style-name="P3">figure.foto-legenda {</text:p>
      <text:p text:style-name="P3"><text:s text:c="4"/>position: relative;</text:p>
      <text:p text:style-name="P3"><text:s text:c="4"/>border: 8px solid white;</text:p>
      <text:p text:style-name="P3"><text:s text:c="4"/>box-shadow: 1px 1px 4px black;</text:p>
      <text:p text:style-name="P3">}</text:p>
      <text:p text:style-name="P3"/>
      <text:p text:style-name="P3"><text:soft-page-break/>figure.foto-legenda img {</text:p>
      <text:p text:style-name="P3"><text:s text:c="4"/>width: 100%;</text:p>
      <text:p text:style-name="P3"><text:s text:c="4"/>height: 100%;</text:p>
      <text:p text:style-name="P3">}</text:p>
      <text:p text:style-name="P3"/>
      <text:p text:style-name="P3">figure.foto-legenda figcaption {</text:p>
      <text:p text:style-name="P3"><text:s text:c="4"/>opacity: 0;</text:p>
      <text:p text:style-name="P3"><text:s text:c="4"/>position: absolute;</text:p>
      <text:p text:style-name="P3"><text:s text:c="4"/>top: 0px;</text:p>
      <text:p text:style-name="P3"><text:s text:c="4"/>background-color: rgba(0, 0, 0, .4);</text:p>
      <text:p text:style-name="P3"><text:s text:c="4"/>color: white;</text:p>
      <text:p text:style-name="P3"><text:s text:c="4"/>width: 100%;</text:p>
      <text:p text:style-name="P3"><text:s text:c="4"/>height: 100%;</text:p>
      <text:p text:style-name="P3"><text:s text:c="4"/>padding: 10px;</text:p>
      <text:p text:style-name="P3"><text:s text:c="4"/>box-sizing: border-box;</text:p>
      <text:p text:style-name="P3"><text:s text:c="4"/>transition: opacity 1s;</text:p>
      <text:p text:style-name="P3">}</text:p>
      <text:p text:style-name="P3"/>
      <text:p text:style-name="P3">figure.foto-legenda:hover figcaption {</text:p>
      <text:p text:style-name="P3"><text:s text:c="4"/>opacity: 1;</text:p>
      <text:p text:style-name="P3">}</text:p>
      <text:p text:style-name="P3"/>
      <text:p text:style-name="P3">/* Formatação do Menu */</text:p>
      <text:p text:style-name="P3"/>
      <text:p text:style-name="P3">nav#menu {</text:p>
      <text:p text:style-name="P3"><text:s text:c="4"/>display: block;</text:p>
      <text:p text:style-name="P3">}</text:p>
      <text:p text:style-name="P3"/>
      <text:p text:style-name="P3">nav#menu ul {</text:p>
      <text:p text:style-name="P3"><text:s text:c="4"/>list-style: none;</text:p>
      <text:p text:style-name="P3"><text:s text:c="4"/>text-transform: uppercase;</text:p>
      <text:p text:style-name="P3"><text:s text:c="4"/>position: absolute;</text:p>
      <text:p text:style-name="P3"><text:s text:c="4"/>top: -20px;</text:p>
      <text:p text:style-name="P3"><text:s text:c="4"/>left: 500px;</text:p>
      <text:p text:style-name="P3">}</text:p>
      <text:p text:style-name="P3"/>
      <text:p text:style-name="P3">nav#menu li {</text:p>
      <text:p text:style-name="P3"><text:s text:c="4"/>display: inline-block;</text:p>
      <text:p text:style-name="P3"><text:s text:c="4"/>background-color: #dddddd;</text:p>
      <text:p text:style-name="P3"><text:s text:c="4"/>padding: 10px;</text:p>
      <text:p text:style-name="P3"><text:s text:c="4"/>margin: 2px;</text:p>
      <text:p text:style-name="P3"><text:s text:c="4"/>transition: background-color 1s;</text:p>
      <text:p text:style-name="P3"><text:s text:c="4"/>-webkit-transition: background-color 1s;</text:p>
      <text:p text:style-name="P3"><text:s text:c="4"/>-moz-transition: background-color 1s;</text:p>
      <text:p text:style-name="P3"><text:s text:c="4"/>-ms-transition: background-color 1s;</text:p>
      <text:p text:style-name="P3"><text:s text:c="4"/>-o-transition: background-color 1s;</text:p>
      <text:p text:style-name="P3"><text:s text:c="4"/>transition: background-color 1s;</text:p>
      <text:p text:style-name="P3">}</text:p>
      <text:p text:style-name="P3"/>
      <text:p text:style-name="P3">nav#menu li:hover {</text:p>
      <text:p text:style-name="P3"><text:s text:c="4"/>background-color: #606060;</text:p>
      <text:p text:style-name="P3">}</text:p>
      <text:p text:style-name="P3">nav#menu h1 {</text:p>
      <text:p text:style-name="P3"><text:s text:c="4"/>display: none;</text:p>
      <text:p text:style-name="P3">}</text:p>
      <text:p text:style-name="P3"/>
      <text:p text:style-name="P3">nav#menu a {</text:p>
      <text:p text:style-name="P3"><text:s text:c="4"/>color: #000000;</text:p>
      <text:p text:style-name="P3"><text:s text:c="4"/>text-decoration: none;</text:p>
      <text:p text:style-name="P3">}</text:p>
      <text:p text:style-name="P3"/>
      <text:p text:style-name="P3">nav#menu a:hover {</text:p>
      <text:p text:style-name="P3"><text:s text:c="4"/>color: #ffffff;</text:p>
      <text:p text:style-name="P3"><text:s text:c="4"/>text-decoration: underline;</text:p>
      <text:p text:style-name="P3">}</text:p>
      <text:p text:style-name="P3">/*refere-se ao tamanho da coluna da direita */</text:p>
      <text:p text:style-name="P3">section#corpo {</text:p>
      <text:p text:style-name="P3"><text:s text:c="4"/>display: block;</text:p>
      <text:p text:style-name="P3"><text:s text:c="4"/>width: 500px;</text:p>
      <text:p text:style-name="P3"><text:s text:c="4"/>float: left;</text:p>
      <text:p text:style-name="P3"><text:s text:c="4"/>border-right: 1px solid #606060;</text:p>
      <text:p text:style-name="P3"><text:s text:c="4"/>padding-right: 15px;</text:p>
      <text:p text:style-name="P3">}</text:p>
      <text:p text:style-name="P3"/>
      <text:p text:style-name="P3">article#noticia-principal h2 {</text:p>
      <text:p text:style-name="P3"><text:soft-page-break/><text:s text:c="4"/>font-size: 13pt;</text:p>
      <text:p text:style-name="P3"><text:s text:c="4"/>color:#606060;</text:p>
      <text:p text:style-name="P3"><text:s text:c="4"/>background-color: #dddddd;</text:p>
      <text:p text:style-name="P3"><text:s text:c="4"/>padding: 5px 0px 5px 10px;</text:p>
      <text:p text:style-name="P3"><text:s text:c="4"/>margin: 10px 0px 10px 0px;</text:p>
      <text:p text:style-name="P3">}</text:p>
      <text:p text:style-name="P3"/>
      <text:p text:style-name="P3">header#cabecalho-artigo h1 {</text:p>
      <text:p text:style-name="P3"><text:s text:c="4"/>font-family: 'FonteLogo', sans-serif;</text:p>
      <text:p text:style-name="P3"><text:s text:c="4"/>font-size: 20pt;</text:p>
      <text:p text:style-name="P3"><text:s text:c="4"/>color:#606060;</text:p>
      <text:p text:style-name="P3"><text:s text:c="4"/>margin-bottom: 0px;</text:p>
      <text:p text:style-name="P3"><text:s text:c="4"/>margin-top: 0px;</text:p>
      <text:p text:style-name="P3">}</text:p>
      <text:p text:style-name="P3"/>
      <text:p text:style-name="P3">.direita {</text:p>
      <text:p text:style-name="P3"><text:s text:c="4"/>text-align:right;</text:p>
      <text:p text:style-name="P3">}</text:p>
      <text:p text:style-name="P3"/>
      <text:p text:style-name="P3">header#cabecalho-artigo h2 {</text:p>
      <text:p text:style-name="P3"><text:s text:c="4"/>font-size: 13pt;</text:p>
      <text:p text:style-name="P3"><text:s text:c="4"/>color:#cecece;</text:p>
      <text:p text:style-name="P3"><text:s text:c="4"/>background-color: #ffffff;</text:p>
      <text:p text:style-name="P3"><text:s text:c="4"/>margin: 0px;</text:p>
      <text:p text:style-name="P3">}</text:p>
      <text:p text:style-name="P3">/* h3 refere-se ao texto: Atualizado em 11/03/25*/</text:p>
      <text:p text:style-name="P3">header#cabecalho-artigo h3 {</text:p>
      <text:p text:style-name="P3"><text:s text:c="4"/>font-size: 15px;</text:p>
      <text:p text:style-name="P3"><text:s text:c="4"/>color:#606060;</text:p>
      <text:p text:style-name="P3">}</text:p>
      <text:p text:style-name="P3"/>
      <text:p text:style-name="P3">table#tabelaspec {</text:p>
      <text:p text:style-name="P3"><text:s text:c="4"/>border: 1px solid #606060;</text:p>
      <text:p text:style-name="P3"><text:s text:c="4"/>border-spacing: 0px;</text:p>
      <text:p text:style-name="P3"><text:s text:c="4"/>margin-left: auto;</text:p>
      <text:p text:style-name="P3"><text:s text:c="4"/>margin-right: auto;</text:p>
      <text:p text:style-name="P3">}</text:p>
      <text:p text:style-name="P3"/>
      <text:p text:style-name="P3">table#tabelaspec td {</text:p>
      <text:p text:style-name="P3"><text:s text:c="4"/>border: 1px solid #606060;</text:p>
      <text:p text:style-name="P3"><text:s text:c="4"/>padding: 10px;</text:p>
      <text:p text:style-name="P3"><text:s text:c="4"/>text-align: center;</text:p>
      <text:p text:style-name="P3"><text:s text:c="4"/>vertical-align: middle;</text:p>
      <text:p text:style-name="P3">}</text:p>
      <text:p text:style-name="P3"/>
      <text:p text:style-name="P3">table#tabelaspec td.colunaesq {</text:p>
      <text:p text:style-name="P3"><text:s text:c="4"/>color:#ffffff;</text:p>
      <text:p text:style-name="P3"><text:s text:c="4"/>background-color: #606060;</text:p>
      <text:p text:style-name="P3"><text:s text:c="4"/>vertical-align: top;</text:p>
      <text:p text:style-name="P3"><text:s text:c="4"/>font-weight:bold;</text:p>
      <text:p text:style-name="P3">}</text:p>
      <text:p text:style-name="P3"/>
      <text:p text:style-name="P3">table#tabelaspec td.colunadir {</text:p>
      <text:p text:style-name="P3"><text:s text:c="4"/>background-color:#cecece;</text:p>
      <text:p text:style-name="P3">}</text:p>
      <text:p text:style-name="P3"/>
      <text:p text:style-name="P3">/* refere-se ao texto: Tabela Técnica do Google Glass*/</text:p>
      <text:p text:style-name="P3">table#tabelaspec caption {</text:p>
      <text:p text:style-name="P3"><text:s text:c="4"/>color:#888888;</text:p>
      <text:p text:style-name="P3"><text:s text:c="4"/>font-size: 13pt;</text:p>
      <text:p text:style-name="P3"><text:s text:c="4"/>font-weight: bolder; <text:s text:c="3"/></text:p>
      <text:p text:style-name="P3">}</text:p>
      <text:p text:style-name="P3"/>
      <text:p text:style-name="P3">/* refere-se ao texto: Mar/2013 */ </text:p>
      <text:p text:style-name="P3"/>
      <text:p text:style-name="P3">table#tabelaspec caption span {</text:p>
      <text:p text:style-name="P3"><text:s text:c="4"/>display:block;</text:p>
      <text:p text:style-name="P3"><text:s text:c="4"/>float: right;</text:p>
      <text:p text:style-name="P3"><text:s text:c="4"/>color: #000000;</text:p>
      <text:p text:style-name="P3"><text:s text:c="4"/>font-size: 8pt;</text:p>
      <text:p text:style-name="P3"><text:s text:c="4"/>margin-top: 10px;</text:p>
      <text:p text:style-name="P3">}</text:p>
      <text:p text:style-name="P3"/>
      <text:p text:style-name="P3">/*refere-se ao fundo cinza embaixo do texto: Outras Notícias*/</text:p>
      <text:p text:style-name="P3">aside#lateral {</text:p>
      <text:p text:style-name="P3"><text:soft-page-break/><text:s text:c="4"/>display: block;</text:p>
      <text:p text:style-name="P3"><text:s text:c="4"/>width: 350px;</text:p>
      <text:p text:style-name="P3"><text:s text:c="4"/>float: right;</text:p>
      <text:p text:style-name="P3"><text:s text:c="4"/>background-color: #dddddd;</text:p>
      <text:p text:style-name="P3"><text:s text:c="4"/>padding: 10px;</text:p>
      <text:p text:style-name="P3"><text:s text:c="4"/>margin-top: 10px;</text:p>
      <text:p text:style-name="P3"><text:s text:c="4"/>box-shadow: 2px 2px 2px rgba(0, 0, 0,.5);</text:p>
      <text:p text:style-name="P3">}</text:p>
      <text:p text:style-name="P3"/>
      <text:p text:style-name="P3">/* refere-se ao texto: Outras Notícias */</text:p>
      <text:p text:style-name="P3">aside#lateral h1 {</text:p>
      <text:p text:style-name="P3"><text:s text:c="4"/>font-family: 'FonteLogo', sans-serif;</text:p>
      <text:p text:style-name="P3"><text:s text:c="4"/>font-size: 20pt;</text:p>
      <text:p text:style-name="P3"><text:s text:c="4"/>color: #606060;</text:p>
      <text:p text:style-name="P3"><text:s text:c="4"/>margin-top: 0px;</text:p>
      <text:p text:style-name="P3">}</text:p>
      <text:p text:style-name="P3"/>
      <text:p text:style-name="P3">/* refere-se ao texto: Vídeo mais recente e Novidade no Glass*/</text:p>
      <text:p text:style-name="P3">aside#lateral h2 {</text:p>
      <text:p text:style-name="P3"><text:s text:c="4"/>background-color: #606060;</text:p>
      <text:p text:style-name="P3"><text:s text:c="4"/>font-size: 13pt;</text:p>
      <text:p text:style-name="P3"><text:s text:c="4"/>color: #ffffff;</text:p>
      <text:p text:style-name="P3"><text:s text:c="4"/>padding: 5pt;</text:p>
      <text:p text:style-name="P3">}</text:p>
      <text:p text:style-name="P3"/>
      <text:p text:style-name="P3">footer#rodape {</text:p>
      <text:p text:style-name="P3"><text:s text:c="4"/>clear: both;</text:p>
      <text:p text:style-name="P3"><text:s text:c="4"/>border-top: 1px solid #606060;</text:p>
      <text:p text:style-name="P3">}</text:p>
      <text:p text:style-name="P3"/>
      <text:p text:style-name="P3">footer#rodape p {</text:p>
      <text:p text:style-name="P3"><text:s text:c="4"/>text-align:center;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94347" officeooo:paragraph-rsid="00194347"/>
    </style:style>
    <style:style style:name="MP2" style:family="paragraph" style:parent-style-name="Header">
      <style:text-properties officeooo:rsid="00194347" officeooo:paragraph-rsid="001943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TML, CSS3 e JAVAScript</text:p>
        <text:p text:style-name="MP2">Configuração Folha de Estilo em CSS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12:32.897000000</meta:creation-date>
    <dc:date>2025-04-03T08:16:52.667000000</dc:date>
    <meta:editing-duration>PT4M22S</meta:editing-duration>
    <meta:editing-cycles>1</meta:editing-cycles>
    <meta:document-statistic meta:table-count="0" meta:image-count="0" meta:object-count="0" meta:page-count="4" meta:paragraph-count="222" meta:word-count="536" meta:character-count="4696" meta:non-whitespace-character-count="3846"/>
    <meta:generator>LibreOffice/7.5.5.2$Windows_X86_64 LibreOffice_project/ca8fe7424262805f223b9a2334bc7181abbcbf5e</meta:generator>
  </office:meta>
</office:document-meta>
</file>